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Imprint MT Shadow" svg:font-family="'Imprint MT Shadow'" style:font-family-generic="decorative" style:font-pitch="variable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 SemiBold" fo:font-size="12pt" officeooo:rsid="000aa437" officeooo:paragraph-rsid="000aa437" style:font-size-asian="12pt" style:font-size-complex="12pt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Bahnschrift SemiBold" fo:font-size="12pt" officeooo:rsid="000ae437" officeooo:paragraph-rsid="000ae437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Bahnschrift SemiBold" fo:font-size="12pt" officeooo:rsid="000aa437" officeooo:paragraph-rsid="000aa437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Bahnschrift SemiBold" fo:font-size="12pt" officeooo:rsid="000aa437" officeooo:paragraph-rsid="000aa437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Bahnschrift SemiBold" fo:font-size="12pt" officeooo:rsid="000aa437" officeooo:paragraph-rsid="000aa437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Bahnschrift SemiBold" fo:font-size="12pt" officeooo:rsid="000ae437" officeooo:paragraph-rsid="000ae437" style:font-size-asian="12pt" style:font-size-complex="12pt"/>
    </style:style>
    <style:style style:name="T1" style:family="text">
      <style:text-properties officeooo:rsid="000ae4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in Iako <text:s text:c="188"/>Français</text:p>
      <text:p text:style-name="P3">Explication linéaire</text:p>
      <text:p text:style-name="P3">Poésie</text:p>
      <text:p text:style-name="P3">F.Villon</text:p>
      <text:p text:style-name="P3"/>
      <text:p text:style-name="P4">A partir du tableau constitué , rédigez un paragraphe pour une étape – l’explication.<text:line-break/>Vous devrez rappeler à chaque fois quelle est l’étape , quel est le texte , quelle est l’idée et quel est le choix d’écriture.</text:p>
      <text:p text:style-name="P5"><text:line-break/><text:tab/>Nous <text:span text:style-name="T1">nous penchons sur </text:span>l’étape 1 : «Chanteurs chantant pour le plaisir,</text:p>
      <text:p text:style-name="P5">Sans règle,noceur,rieurs,plaisants en faits et dits,</text:p>
      <text:p text:style-name="P5">Qui courez et allez , sans or ni faux ni vrai, »</text:p>
      <text:p text:style-name="P2">Dans ces vers, il s’adresse à ses anciens compagnons chanteurs,aussi joyeux que pauvres et pour appuyer cette idée il utilise un polyptote et une métaphore</text:p>
      <text:p text:style-name="P6"/>
      <text:p text:style-name="P6"><text:tab/>Ensuite nous nous penchons sur la deuxième étape : « Gens d’esprit,un peut légers,vous attendez trop,</text:p>
      <text:p text:style-name="P6">Car il en meurt entre-temps »</text:p>
      <text:p text:style-name="P2">Il s’adresse dans ce vers, a ses amis qui l’ont oublié et qui le laissent mour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Imprint MT Shadow" svg:font-family="'Imprint MT Shadow'" style:font-family-generic="decorative" style:font-pitch="variable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1:27:36.618000000</meta:creation-date>
    <dc:date>2021-09-10T11:51:17.562000000</dc:date>
    <meta:editing-duration>PT11M39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2" meta:word-count="137" meta:character-count="991" meta:non-whitespace-character-count="674"/>
  </office:meta>
</office:document-meta>
</file>